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3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3.A" style:family="table-column">
      <style:table-column-properties style:column-width="12.494cm" style:rel-column-width="47182*"/>
    </style:style>
    <style:style style:name="Tabella3.B" style:family="table-column">
      <style:table-column-properties style:column-width="0.577cm" style:rel-column-width="2178*"/>
    </style:style>
    <style:style style:name="Tabella3.C" style:family="table-column">
      <style:table-column-properties style:column-width="0.744cm" style:rel-column-width="2811*"/>
    </style:style>
    <style:style style:name="Tabella3.D" style:family="table-column">
      <style:table-column-properties style:column-width="0.617cm" style:rel-column-width="2331*"/>
    </style:style>
    <style:style style:name="Tabella3.E" style:family="table-column">
      <style:table-column-properties style:column-width="2.921cm" style:rel-column-width="11033*"/>
    </style:style>
    <style:style style:name="Tabella3.A1" style:family="table-cell">
      <style:table-cell-properties fo:padding="0.097cm" fo:border-left="none" fo:border-right="none" fo:border-top="none" fo:border-bottom="0.002cm solid #000000"/>
    </style:style>
    <style:style style:name="Tabella3.B1" style:family="table-cell">
      <style:table-cell-properties fo:padding="0.097cm" fo:border="none"/>
    </style:style>
    <style:style style:name="Tabella3.C1" style:family="table-cell">
      <style:table-cell-properties fo:padding="0.097cm" fo:border="0.002cm solid #000000"/>
    </style:style>
    <style:style style:name="Tabella1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494cm" style:rel-column-width="47182*"/>
    </style:style>
    <style:style style:name="Tabella1.B" style:family="table-column">
      <style:table-column-properties style:column-width="0.577cm" style:rel-column-width="2178*"/>
    </style:style>
    <style:style style:name="Tabella1.C" style:family="table-column">
      <style:table-column-properties style:column-width="0.744cm" style:rel-column-width="2811*"/>
    </style:style>
    <style:style style:name="Tabella1.D" style:family="table-column">
      <style:table-column-properties style:column-width="0.617cm" style:rel-column-width="2331*"/>
    </style:style>
    <style:style style:name="Tabella1.E" style:family="table-column">
      <style:table-column-properties style:column-width="2.921cm" style:rel-column-width="11033*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" style:family="table-cell">
      <style:table-cell-properties fo:padding="0.097cm" fo:border="none"/>
    </style:style>
    <style:style style:name="Tabella1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ubtitle">
      <style:paragraph-properties fo:margin-top="0cm" fo:margin-bottom="0.21cm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4cm" draw:visible-area-height="5.816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DICHIARAZIONE DI AGIBILITA' </text:p>
      <text:p text:style-name="P9">(ART 37 comma 8BIS L 16/2008)</text:p>
      <text:p text:style-name="P2">nominativo: [richiedenti.nominativo]</text:p>
      <text:p text:style-name="P2">ubicazione immobile: [ubicazione]</text:p>
      <text:p text:style-name="P2"><text:span text:style-name="T1">DICHIARAZIONE DI AGIBILITA'</text:span> presentata il [agibilita_data_richiesta] prot. n. [agibilita_protocollo_richiesta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<text:s/>[istruttore_tecnico]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DOCUMENTI PER SCANS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/></text:p>
          </table:table-cell>
        </table:table-row>
        <table:table-row>
          <table:table-cell table:style-name="Tabella4.A2" office:value-type="string">
            <text:p text:style-name="P6">ACCATASTAMENTO IMMOBILE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DICHIARAZIONE IMPIANTI: <text:s/>TERMICO – IDRICO - ELETTRICO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COLLAUDO STATICO/DICHIARAZ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/text:p>
          </table:table-cell>
        </table:table-row>
        <table:table-row>
          <table:table-cell table:style-name="Tabella4.A2" office:value-type="string">
            <text:p text:style-name="P4">AUTORIZZAZIONE SCARICO ACQUE BIANCHE E NERE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PREVENZIONE INCENDI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ATTESTATO DI CERTIFICAZIONE ENERGETICA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Text_20_body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C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C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57S</meta:editing-duration>
    <meta:editing-cycles>10</meta:editing-cycles>
    <meta:generator>OpenOffice/4.1.0$Win32 OpenOffice.org_project/410m18$Build-9764</meta:generator>
    <dc:date>2016-12-15T12:55:36.26</dc:date>
    <meta:document-statistic meta:table-count="3" meta:image-count="0" meta:object-count="1" meta:page-count="1" meta:paragraph-count="20" meta:word-count="77" meta:character-count="795"/>
    <meta:user-defined meta:name="Info 1"/>
    <meta:user-defined meta:name="Info 2"/>
    <meta:user-defined meta:name="Info 3"/>
    <meta:user-defined meta:name="Info 4"/>
  </office:meta>
</office:document-meta>
</file>